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D0000033338C6B401.png"/>
  <manifest:file-entry manifest:media-type="image/png" manifest:full-path="Pictures/10000201000005150000029B31CCBD2A.png"/>
  <manifest:file-entry manifest:media-type="image/png" manifest:full-path="Pictures/10000201000005100000033AD610A958.png"/>
  <manifest:file-entry manifest:media-type="image/png" manifest:full-path="Pictures/10000201000004E80000035B70E09C8D.png"/>
  <manifest:file-entry manifest:media-type="image/png" manifest:full-path="Pictures/1000020100000510000002E59812274B.png"/>
  <manifest:file-entry manifest:media-type="image/png" manifest:full-path="Pictures/10000201000004FB000003361F13DE36.png"/>
  <manifest:file-entry manifest:media-type="image/png" manifest:full-path="Pictures/1000020100000510000003544A78BCFA.png"/>
  <manifest:file-entry manifest:media-type="image/png" manifest:full-path="Pictures/10000201000004DD00000361BE2E6FB5.png"/>
  <manifest:file-entry manifest:media-type="image/png" manifest:full-path="Pictures/10000201000004F900000371CE2D8C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5.909cm" svg:height="10.957cm" draw:z-index="0"><draw:image xlink:href="Pictures/10000201000004F900000371CE2D8CAC.png" xlink:type="simple" xlink:show="embed" xlink:actuate="onLoad"/></draw:frame></text:p>
      <text:p text:style-name="Standard"><draw:frame draw:style-name="fr1" draw:name="graphics2" text:anchor-type="paragraph" svg:width="13.991cm" svg:height="8.001cm" draw:z-index="1"><draw:image xlink:href="Pictures/10000201000004FB000003361F13DE36.png" xlink:type="simple" xlink:show="embed" xlink:actuate="onLoad"/></draw:frame></text:p>
      <text:p text:style-name="Standard"/>
      <text:p text:style-name="Standard"><draw:frame draw:style-name="fr1" draw:name="graphics3" text:anchor-type="paragraph" svg:width="13.506cm" svg:height="10.522cm" draw:z-index="2"><draw:image xlink:href="Pictures/10000201000004E80000035B70E09C8D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13.633cm" svg:height="9.94cm" draw:z-index="3"><draw:image xlink:href="Pictures/10000201000005100000033AD610A958.png" xlink:type="simple" xlink:show="embed" xlink:actuate="onLoad"/></draw:frame></text:p>
      <text:p text:style-name="Standard"/>
      <text:p text:style-name="Standard"><draw:frame draw:style-name="fr1" draw:name="graphics5" text:anchor-type="paragraph" svg:width="15.048cm" svg:height="10.608cm" draw:z-index="4"><draw:image xlink:href="Pictures/10000201000004DD00000361BE2E6FB5.png" xlink:type="simple" xlink:show="embed" xlink:actuate="onLoad"/></draw:frame><text:soft-page-break/></text:p>
      <text:p text:style-name="Standard"/>
      <text:p text:style-name="Standard"><draw:frame draw:style-name="fr1" draw:name="graphics6" text:anchor-type="paragraph" svg:width="13.213cm" svg:height="12.936cm" draw:z-index="5"><draw:image xlink:href="Pictures/1000020100000510000002E59812274B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2" draw:name="graphics7" text:anchor-type="paragraph" svg:width="15.332cm" svg:height="7.929cm" draw:z-index="6"><draw:image xlink:href="Pictures/10000201000005150000029B31CCBD2A.png" xlink:type="simple" xlink:show="embed" xlink:actuate="onLoad"/></draw:frame></text:p>
      <text:p text:style-name="Standard"/>
      <text:p text:style-name="Standard"><draw:frame draw:style-name="fr2" draw:name="graphics8" text:anchor-type="paragraph" svg:width="15.028cm" svg:height="10.156cm" draw:z-index="7"><draw:image xlink:href="Pictures/100002010000050D0000033338C6B401.png" xlink:type="simple" xlink:show="embed" xlink:actuate="onLoad"/></draw:frame></text:p>
      <text:p text:style-name="Standard"/>
      <text:p text:style-name="Standard"><draw:frame draw:style-name="fr1" draw:name="graphics9" text:anchor-type="paragraph" svg:width="15.769cm" svg:height="10.986cm" draw:z-index="8"><draw:image xlink:href="Pictures/1000020100000510000003544A78BCF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mita g</meta:initial-creator>
    <meta:creation-date>2025-05-22T18:36:24.75</meta:creation-date>
    <dc:date>2025-05-23T00:01:51.11</dc:date>
    <dc:creator>smita g</dc:creator>
    <meta:editing-duration>PT5H25M26S</meta:editing-duration>
    <meta:editing-cycles>3</meta:editing-cycles>
    <meta:generator>OpenOffice/4.1.13$Win32 OpenOffice.org_project/4113m1$Build-9810</meta:generator>
    <meta:document-statistic meta:table-count="0" meta:image-count="9" meta:object-count="0" meta:page-count="5" meta:paragraph-count="0" meta:word-count="0" meta:character-count="0"/>
  </office:meta>
</office:document-meta>
</file>